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"Ah, hey, folks. You meanin' to pass frough?"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"There's actually been a landsloide in
this tunnel."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"As you can see, the way ahead's proper
blocked off."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~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"But not to worry! We've actually made an
emergency passage roight 'ere."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"All you 'af to do is take those special steps
down, and you'll get to the uvver side in two
shakes of a lamb's tail!"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~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5T19:08:23+01:00</meta:creation-date>
    <dc:date>2020-01-15T19:08:2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